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text:tab/><text:tab/><text:tab/>12/19/2016</text:p>
      <text:p text:style-name="Standard">Hi Jerry,</text:p>
      <text:p text:style-name="Standard"/>
      <text:p text:style-name="Standard">Mary Jane and I are in Maryland. <text:s/>Her sister Monica recently bought a new home down here and we are helping her move lighter things. <text:s/>The movers are coming in a few more days to move the heavy stuff. <text:s/>We are going home in a few days. <text:s/>I have only had access to the internet once in a while. <text:s/>I read your email two days ago but did not have time to answer and right now I can't read your email but can remember what you said. <text:s/>I decided to write my response in a pdf that I will email later.</text:p>
      <text:p text:style-name="Standard"/>
      <text:p text:style-name="Standard">I am very pleased that you are using CoQ10 and magnesium. <text:s/>I am convinced that they are helping me. I am so happy that just a couple of months ago I felt so weak and now I am running very well. <text:s/>I have had some good workouts lately and feel that I am getting in better shape all the time. Presently I am taking 50 mg of CoQ10 before I run and 250 mg of magnesium after I run. <text:s/>This seems to be okay for me. <text:s/>I am still taking Quercetin as I mentioned to you earlier.</text:p>
      <text:p text:style-name="Standard"/>
      <text:p text:style-name="Standard">I know what you mean about weight training and running. <text:s/>I am using the weight machines less often now and using lighter weights. <text:s/>I would like to build up to using them twice a week over time because I think it would help. <text:s/>I will see about that.</text:p>
      <text:p text:style-name="Standard"/>
      <text:p text:style-name="Standard">I also know what you mean about running into the wind expecting a boost when you turn around and then being disappointed when it doesn't happen. <text:s/>I can't count how many times I have experienced that. <text:s/>I think it must defy some law.</text:p>
      <text:p text:style-name="Standard"/>
      <text:p text:style-name="Standard">We had a dinner at Monica's new home Saturday with Monica and her daughter's family. <text:s/>It was a lot of fun seeing the 2 older kids running through the rooms and asking their Nana what each room was for etc. <text:s/></text:p>
      <text:p text:style-name="Standard"/>
      <text:p text:style-name="Standard">I hope you and Tamoi have a wonderful Christmas and a very Happy New Year. </text:p>
      <text:p text:style-name="Standard"/>
      <text:p text:style-name="Standard">Your older running buddy,</text:p>
      <text:p text:style-name="Standard">Jim</text:p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2-18T14:03:34.56</meta:creation-date>
    <meta:generator>OpenOffice/4.1.2$Win32 OpenOffice.org_project/412m3$Build-9782</meta:generator>
    <dc:date>2016-12-19T16:02:03.93</dc:date>
    <dc:creator>James Lombardi</dc:creator>
    <meta:editing-duration>PT36M</meta:editing-duration>
    <meta:editing-cycles>6</meta:editing-cycles>
    <meta:document-statistic meta:table-count="0" meta:image-count="0" meta:object-count="0" meta:page-count="1" meta:paragraph-count="11" meta:word-count="352" meta:character-count="1775"/>
  </office:meta>
</office:document-meta>
</file>